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Nimbus Sans L" style:font-name-asian="Mincho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<office:annotation><dc:date>2008-01-24T00:00:00</dc:date><text:p>do text</text:p><text:p>from xhtml(dummy.getAt1(), stylesMapping={'h*':+1})</text:p></office:annotation>ed by a XHTML chunk with a stylesMapping: h+1. (first title: Title3, second: Title4) </text:p>
      <text:p text:style-name="Standard"/>
      <text:h text:style-name="Heading_20_1" text:outline-level="1">This text wi<office:annotation><dc:date>2008-01-24T00:00:00</dc:date><text:p>do title</text:p><text:p>from xhtml(dummy.getAt1(), stylesMapping={'h*':0})</text:p></office:annotation>ll be replaced by a XHTML chunk with a styles mapping h:0 that inhibates the behaviour of the global styles mapping (=h-1) (first title: Title2, second: Title3)</text:h>
      <text:p text:style-name="Standard">This text will be replac<office:annotation><dc:date>2008-01-24T00:00:00</dc:date><text:p>do text</text:p><text:p>from xhtml(dummy.getAt1())</text:p></office:annotation>ed by a XHTML chunk without stylesMapping (so = h-1 as defined by the global styles mapping). (first title: Title1, second: Title2) 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Heading_20_4" text:outline-level="4">Title 4</text:h>
      <text:h text:style-name="Heading_20_5" text:outline-level="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1:59</dc:date>
    <dc:language>en-US</dc:language>
    <meta:editing-cycles>10</meta:editing-cycles>
    <meta:editing-duration>PT1H53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06" meta:character-count="569"/>
  </office:meta>
</office:document-meta>
</file>